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5.03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font-name="Free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FreeSans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>
        <table:shapes>
          <draw:frame draw:z-index="0" draw:style-name="gr1" svg:width="20.681cm" svg:height="8.997cm" svg:x="11.715cm" svg:y="0.828cm">
            <draw:object draw:notify-on-update-of-ranges="Full1.B1:Full1.B1 Full1.B2:Full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4" table:default-cell-style-name="ce4"/>
        <table:table-row table:style-name="ro2">
          <table:table-cell table:style-name="ce1" office:value-type="string">
            <text:p>Sensor Temperatura (0-1023)</text:p>
          </table:table-cell>
          <table:table-cell table:style-name="ce5" office:value-type="string">
            <text:p>Graus Temperatura (-5 a 40)</text:p>
          </table:table-cell>
        </table:table-row>
        <table:table-row table:style-name="ro4">
          <table:table-cell table:style-name="ce2" office:value-type="float" office:value="743">
            <text:p>743</text:p>
          </table:table-cell>
          <table:table-cell table:style-name="ce6" table:formula="of:=-5+([.A2]*(45/1023))" office:value-type="float" office:value="27.683284457478">
            <text:p>28</text:p>
          </table:table-cell>
        </table:table-row>
        <table:table-row table:style-name="ro4">
          <table:table-cell table:style-name="ce2" office:value-type="float" office:value="743">
            <text:p>743</text:p>
          </table:table-cell>
          <table:table-cell table:style-name="ce6" table:formula="of:=-5+([.A3]*(45/1023))" office:value-type="float" office:value="27.683284457478">
            <text:p>28</text:p>
          </table:table-cell>
        </table:table-row>
        <table:table-row table:style-name="ro4">
          <table:table-cell table:style-name="ce2" office:value-type="float" office:value="879">
            <text:p>879</text:p>
          </table:table-cell>
          <table:table-cell table:style-name="ce6" table:formula="of:=-5+([.A4]*(45/1023))" office:value-type="float" office:value="33.6656891495601">
            <text:p>34</text:p>
          </table:table-cell>
        </table:table-row>
        <table:table-row table:style-name="ro4">
          <table:table-cell table:style-name="ce2" office:value-type="float" office:value="921">
            <text:p>921</text:p>
          </table:table-cell>
          <table:table-cell table:style-name="ce6" table:formula="of:=-5+([.A5]*(45/1023))" office:value-type="float" office:value="35.5131964809384">
            <text:p>36</text:p>
          </table:table-cell>
        </table:table-row>
        <table:table-row table:style-name="ro4">
          <table:table-cell table:style-name="ce2" office:value-type="float" office:value="985">
            <text:p>985</text:p>
          </table:table-cell>
          <table:table-cell table:style-name="ce6" table:formula="of:=-5+([.A6]*(45/1023))" office:value-type="float" office:value="38.3284457478006">
            <text:p>38</text:p>
          </table:table-cell>
        </table:table-row>
        <table:table-row table:style-name="ro4">
          <table:table-cell table:style-name="ce2" office:value-type="float" office:value="990">
            <text:p>990</text:p>
          </table:table-cell>
          <table:table-cell table:style-name="ce6" table:formula="of:=-5+([.A7]*(45/1023))" office:value-type="float" office:value="38.5483870967742">
            <text:p>39</text:p>
          </table:table-cell>
        </table:table-row>
        <table:table-row table:style-name="ro4">
          <table:table-cell table:style-name="ce2" office:value-type="float" office:value="933">
            <text:p>933</text:p>
          </table:table-cell>
          <table:table-cell table:style-name="ce6" table:formula="of:=-5+([.A8]*(45/1023))" office:value-type="float" office:value="36.0410557184751">
            <text:p>36</text:p>
          </table:table-cell>
        </table:table-row>
        <table:table-row table:style-name="ro4">
          <table:table-cell table:style-name="ce2" office:value-type="float" office:value="1013">
            <text:p>1013</text:p>
          </table:table-cell>
          <table:table-cell table:style-name="ce6" table:formula="of:=-5+([.A9]*(45/1023))" office:value-type="float" office:value="39.5601173020528">
            <text:p>40</text:p>
          </table:table-cell>
        </table:table-row>
        <table:table-row table:style-name="ro4">
          <table:table-cell table:style-name="ce2" office:value-type="float" office:value="1014">
            <text:p>1014</text:p>
          </table:table-cell>
          <table:table-cell table:style-name="ce6" table:formula="of:=-5+([.A10]*(45/1023))" office:value-type="float" office:value="39.6041055718475">
            <text:p>40</text:p>
          </table:table-cell>
        </table:table-row>
        <table:table-row table:style-name="ro4">
          <table:table-cell table:style-name="ce2" office:value-type="float" office:value="985">
            <text:p>985</text:p>
          </table:table-cell>
          <table:table-cell table:style-name="ce6" table:formula="of:=-5+([.A11]*(45/1023))" office:value-type="float" office:value="38.3284457478006">
            <text:p>38</text:p>
          </table:table-cell>
        </table:table-row>
        <table:table-row table:style-name="ro4">
          <table:table-cell table:style-name="ce2" office:value-type="float" office:value="959">
            <text:p>959</text:p>
          </table:table-cell>
          <table:table-cell table:style-name="ce6" table:formula="of:=-5+([.A12]*(45/1023))" office:value-type="float" office:value="37.1847507331378">
            <text:p>37</text:p>
          </table:table-cell>
        </table:table-row>
        <table:table-row table:style-name="ro4">
          <table:table-cell table:style-name="ce2" office:value-type="float" office:value="934">
            <text:p>934</text:p>
          </table:table-cell>
          <table:table-cell table:style-name="ce6" table:formula="of:=-5+([.A13]*(45/1023))" office:value-type="float" office:value="36.0850439882698">
            <text:p>36</text:p>
          </table:table-cell>
        </table:table-row>
        <table:table-row table:style-name="ro4">
          <table:table-cell table:style-name="ce2" office:value-type="float" office:value="903">
            <text:p>903</text:p>
          </table:table-cell>
          <table:table-cell table:style-name="ce6" table:formula="of:=-5+([.A14]*(45/1023))" office:value-type="float" office:value="34.7214076246334">
            <text:p>35</text:p>
          </table:table-cell>
        </table:table-row>
        <table:table-row table:style-name="ro4">
          <table:table-cell table:style-name="ce2" office:value-type="float" office:value="849">
            <text:p>849</text:p>
          </table:table-cell>
          <table:table-cell table:style-name="ce6" table:formula="of:=-5+([.A15]*(45/1023))" office:value-type="float" office:value="32.3460410557185">
            <text:p>32</text:p>
          </table:table-cell>
        </table:table-row>
        <table:table-row table:style-name="ro4">
          <table:table-cell table:style-name="ce2" office:value-type="float" office:value="806">
            <text:p>806</text:p>
          </table:table-cell>
          <table:table-cell table:style-name="ce6" table:formula="of:=-5+([.A16]*(45/1023))" office:value-type="float" office:value="30.4545454545455">
            <text:p>30</text:p>
          </table:table-cell>
        </table:table-row>
        <table:table-row table:style-name="ro4">
          <table:table-cell table:style-name="ce2" office:value-type="float" office:value="778">
            <text:p>778</text:p>
          </table:table-cell>
          <table:table-cell table:style-name="ce6" table:formula="of:=-5+([.A17]*(45/1023))" office:value-type="float" office:value="29.2228739002933">
            <text:p>29</text:p>
          </table:table-cell>
        </table:table-row>
        <table:table-row table:style-name="ro4">
          <table:table-cell table:style-name="ce2" office:value-type="float" office:value="769">
            <text:p>769</text:p>
          </table:table-cell>
          <table:table-cell table:style-name="ce6" table:formula="of:=-5+([.A18]*(45/1023))" office:value-type="float" office:value="28.8269794721408">
            <text:p>29</text:p>
          </table:table-cell>
        </table:table-row>
        <table:table-row table:style-name="ro4">
          <table:table-cell table:style-name="ce2" office:value-type="float" office:value="759">
            <text:p>759</text:p>
          </table:table-cell>
          <table:table-cell table:style-name="ce6" table:formula="of:=-5+([.A19]*(45/1023))" office:value-type="float" office:value="28.3870967741935">
            <text:p>28</text:p>
          </table:table-cell>
        </table:table-row>
        <table:table-row table:style-name="ro4">
          <table:table-cell table:style-name="ce2" office:value-type="float" office:value="776">
            <text:p>776</text:p>
          </table:table-cell>
          <table:table-cell table:style-name="ce6" table:formula="of:=-5+([.A20]*(45/1023))" office:value-type="float" office:value="29.1348973607038">
            <text:p>29</text:p>
          </table:table-cell>
        </table:table-row>
        <table:table-row table:style-name="ro4">
          <table:table-cell table:style-name="ce2" office:value-type="float" office:value="795">
            <text:p>795</text:p>
          </table:table-cell>
          <table:table-cell table:style-name="ce6" table:formula="of:=-5+([.A21]*(45/1023))" office:value-type="float" office:value="29.9706744868035">
            <text:p>30</text:p>
          </table:table-cell>
        </table:table-row>
        <table:table-row table:style-name="ro4">
          <table:table-cell table:style-name="ce2" office:value-type="float" office:value="852">
            <text:p>852</text:p>
          </table:table-cell>
          <table:table-cell table:style-name="ce6" table:formula="of:=-5+([.A22]*(45/1023))" office:value-type="float" office:value="32.4780058651026">
            <text:p>32</text:p>
          </table:table-cell>
        </table:table-row>
        <table:table-row table:style-name="ro4">
          <table:table-cell table:style-name="ce2" office:value-type="float" office:value="1004">
            <text:p>1004</text:p>
          </table:table-cell>
          <table:table-cell table:style-name="ce6" table:formula="of:=-5+([.A23]*(45/1023))" office:value-type="float" office:value="39.1642228739003">
            <text:p>39</text:p>
          </table:table-cell>
        </table:table-row>
        <table:table-row table:style-name="ro4">
          <table:table-cell table:style-name="ce2" office:value-type="float" office:value="999">
            <text:p>999</text:p>
          </table:table-cell>
          <table:table-cell table:style-name="ce6" table:formula="of:=-5+([.A24]*(45/1023))" office:value-type="float" office:value="38.9442815249267">
            <text:p>39</text:p>
          </table:table-cell>
        </table:table-row>
        <table:table-row table:style-name="ro4">
          <table:table-cell table:style-name="ce2" office:value-type="float" office:value="853">
            <text:p>853</text:p>
          </table:table-cell>
          <table:table-cell table:style-name="ce6" table:formula="of:=-5+([.A25]*(45/1023))" office:value-type="float" office:value="32.5219941348974">
            <text:p>33</text:p>
          </table:table-cell>
        </table:table-row>
        <table:table-row table:style-name="ro4">
          <table:table-cell table:style-name="ce2" office:value-type="float" office:value="883">
            <text:p>883</text:p>
          </table:table-cell>
          <table:table-cell table:style-name="ce6" table:formula="of:=-5+([.A26]*(45/1023))" office:value-type="float" office:value="33.841642228739">
            <text:p>34</text:p>
          </table:table-cell>
        </table:table-row>
        <table:table-row table:style-name="ro4">
          <table:table-cell table:style-name="ce2" office:value-type="float" office:value="731">
            <text:p>731</text:p>
          </table:table-cell>
          <table:table-cell table:style-name="ce6" table:formula="of:=-5+([.A27]*(45/1023))" office:value-type="float" office:value="27.1554252199414">
            <text:p>27</text:p>
          </table:table-cell>
        </table:table-row>
        <table:table-row table:style-name="ro4">
          <table:table-cell table:style-name="ce2" office:value-type="float" office:value="472">
            <text:p>472</text:p>
          </table:table-cell>
          <table:table-cell table:style-name="ce6" table:formula="of:=-5+([.A28]*(45/1023))" office:value-type="float" office:value="15.7624633431085">
            <text:p>16</text:p>
          </table:table-cell>
        </table:table-row>
        <table:table-row table:style-name="ro4">
          <table:table-cell table:style-name="ce2" office:value-type="float" office:value="470">
            <text:p>470</text:p>
          </table:table-cell>
          <table:table-cell table:style-name="ce6" table:formula="of:=-5+([.A29]*(45/1023))" office:value-type="float" office:value="15.6744868035191">
            <text:p>16</text:p>
          </table:table-cell>
        </table:table-row>
        <table:table-row table:style-name="ro4">
          <table:table-cell table:style-name="ce2" office:value-type="float" office:value="472">
            <text:p>472</text:p>
          </table:table-cell>
          <table:table-cell table:style-name="ce6" table:formula="of:=-5+([.A30]*(45/1023))" office:value-type="float" office:value="15.7624633431085">
            <text:p>16</text:p>
          </table:table-cell>
        </table:table-row>
        <table:table-row table:style-name="ro4">
          <table:table-cell table:style-name="ce2" office:value-type="float" office:value="738">
            <text:p>738</text:p>
          </table:table-cell>
          <table:table-cell table:style-name="ce6" table:formula="of:=-5+([.A31]*(45/1023))" office:value-type="float" office:value="27.4633431085044">
            <text:p>27</text:p>
          </table:table-cell>
        </table:table-row>
        <table:table-row table:style-name="ro4" table:number-rows-repeated="72">
          <table:table-cell table:style-name="ce3" table:number-columns-repeated="2"/>
        </table:table-row>
        <table:table-row table:style-name="ro4" table:number-rows-repeated="104847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Full2" table:style-name="ta1">
        <table:table-column table:style-name="co3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ume </meta:initial-creator>
    <meta:creation-date>2017-01-08T17:30:32</meta:creation-date>
    <dc:date>2017-01-08T17:41:32</dc:date>
    <dc:creator>jaume </dc:creator>
    <meta:editing-duration>P0D</meta:editing-duration>
    <meta:editing-cycles>1</meta:editing-cycles>
    <meta:generator>LibreOffice/3.5$Linux_x86 LibreOffice_project/350m1$Build-2</meta:generator>
    <meta:document-statistic meta:table-count="3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82cm" svg:height="8.998cm" xlink:href=".." xlink:type="simple" chart:class="chart:line" chart:style-name="ch1">
        <chart:legend chart:legend-position="end" svg:x="14.999cm" svg:y="4.2cm" style:legend-expansion="high" chart:style-name="ch2"/>
        <chart:plot-area chart:style-name="ch3" table:cell-range-address="Full1.B1:Full1.B31" chart:data-source-has-labels="row" svg:x="0.863cm" svg:y="0.851cm" svg:width="13.31cm" svg:height="7.548cm">
          <chartooo:coordinate-region svg:x="1.484cm" svg:y="1.05cm" svg:width="12.502cm" svg:height="6.7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1.B2:Full1.B31" chart:label-cell-address="Full1.B1:Full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us Temperatura (-5 a 40)</text:p>
                <draw:g>
                  <svg:desc>Full1.B1:Full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83284457478">
                <text:p>27.683284457478</text:p>
                <draw:g>
                  <svg:desc>Full1.B2:Full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683284457478">
                <text:p>27.683284457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656891495601">
                <text:p>33.6656891495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5131964809384">
                <text:p>35.5131964809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3284457478006">
                <text:p>38.3284457478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5483870967742">
                <text:p>38.548387096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0410557184751">
                <text:p>36.0410557184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5601173020528">
                <text:p>39.5601173020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6041055718475">
                <text:p>39.6041055718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3284457478006">
                <text:p>38.3284457478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1847507331378">
                <text:p>37.1847507331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850439882698">
                <text:p>36.0850439882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7214076246334">
                <text:p>34.7214076246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3460410557185">
                <text:p>32.3460410557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4545454545455">
                <text:p>30.4545454545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2228739002933">
                <text:p>29.2228739002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8269794721408">
                <text:p>28.826979472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3870967741935">
                <text:p>28.3870967741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1348973607038">
                <text:p>29.1348973607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9706744868035">
                <text:p>29.9706744868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4780058651026">
                <text:p>32.4780058651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1642228739003">
                <text:p>39.1642228739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9442815249267">
                <text:p>38.9442815249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5219941348974">
                <text:p>32.5219941348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841642228739">
                <text:p>33.841642228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1554252199414">
                <text:p>27.15542521994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7624633431085">
                <text:p>15.7624633431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744868035191">
                <text:p>15.6744868035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7624633431085">
                <text:p>15.7624633431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4633431085044">
                <text:p>27.4633431085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